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73C89D22F91996B1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fo:color="#000000" style:font-name="Liberation Sans" fo:font-size="10pt" officeooo:rsid="00015799" officeooo:paragraph-rsid="00015799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MP0">
      <style:paragraph-properties fo:text-align="justify" style:justify-single-word="false" style:page-number="auto" fo:break-before="page"/>
      <style:text-properties fo:color="#16335d" style:font-name="Liberation Sans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 style:list-style-name="L2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font-weight="bold" style:font-weight-asian="bold"/>
    </style:style>
    <style:style style:name="P11" style:family="paragraph" style:parent-style-name="Header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fo:color="#000000" style:font-name="Liberation Sans" fo:font-size="10pt" officeooo:rsid="00025b06" officeooo:paragraph-rsid="00025b06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fo:color="#000000" style:font-name="Liberation Sans" fo:font-size="10pt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</style:style>
    <style:style style:name="T1" style:family="text">
      <style:text-properties fo:color="#000000" style:font-name="Liberation Sans" fo:font-size="10pt" style:font-size-asian="10pt" style:font-size-complex="10pt"/>
    </style:style>
    <style:style style:name="T2" style:family="text">
      <style:text-properties fo:color="#000000" style:font-name="Liberation Sans" fo:font-size="10pt" fo:background-color="#ffffff" loext:char-shading-value="0" style:font-size-asian="10pt" style:font-size-complex="10pt"/>
    </style:style>
    <style:style style:name="T3" style:family="text">
      <style:text-properties officeooo:rsid="0003e993"/>
    </style:style>
    <style:style style:name="T4" style:family="text">
      <style:text-properties officeooo:rsid="0001579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6" text:outline-level="1">Testfälle</text:h>
      <text:p text:style-name="P7"/>
      <text:p text:style-name="P10">Verbindung</text:p>
      <text:p text:style-name="P7"/>
      <text:list xml:id="list4175583382" text:style-name="L1">
        <text:list-item>
          <text:p text:style-name="P8">Verbindungsaufbau</text:p>
        </text:list-item>
      </text:list>
      <text:list xml:id="list793832296" text:style-name="L2">
        <text:list-item>
          <text:p text:style-name="P9">Testfall: Verbindungsaufbau zwischen dem übergeordneten Controller. Die Reihenfolge, wie die Anwendungen gestartet werden ist hierbei egal.</text:p>
        </text:list-item>
        <text:list-item>
          <text:p text:style-name="P9">Erwartete<text:span text:style-name="T4">s</text:span> Ergebnis: Sobald beide Programme laufen, wird die Verbindung automatisch vom Transportsimulator zum Controller hergestellt.</text:p>
        </text:list-item>
        <text:list-item>
          <text:p text:style-name="P9">Ergebnis: Transportsimulator verbindet sich automatisch zum Controller, egal ob Transportsimulator als erster gestartet wird oder der Controller.</text:p>
        </text:list-item>
      </text:list>
      <text:list xml:id="list163058046369378" text:style-name="L1">
        <text:list-item>
          <text:p text:style-name="P8">Verbindung unterbrechen</text:p>
        </text:list-item>
      </text:list>
      <text:list xml:id="list163057584780606" text:style-name="L2">
        <text:list-item>
          <text:p text:style-name="P9">Testfall: Der Controller wird heruntergefahren </text:p>
        </text:list-item>
        <text:list-item>
          <text:p text:style-name="P9">Erwarteter Ergebnis: Nach dem Controller wieder hochgefahren wurde, muss das Transportsimulator wieder automatisch mit dem Controller verbinden und wie gehabt weiterarbeiten</text:p>
        </text:list-item>
        <text:list-item>
          <text:p text:style-name="P9">Ergebnis: Nach dem Controller wieder hochgefahren wurde, verbindet sich das Transportsimulator automatisch mit dem Controller und arbeitet wie gehabt weiter</text:p>
        </text:list-item>
      </text:list>
      <text:list xml:id="list163056953478089" text:style-name="L1">
        <text:list-item>
          <text:p text:style-name="P8">Zustand wiederherstellen</text:p>
        </text:list-item>
      </text:list>
      <text:list xml:id="list163058074014506" text:style-name="L2">
        <text:list-item>
          <text:p text:style-name="P9">Testfall: Das Programm wird unsachgemäß beendet. Nach einem Neustart des Transportsimulators muss bestätigt werden, dass der alte Zustand wiederhergestellt werden soll.</text:p>
        </text:list-item>
        <text:list-item>
          <text:p text:style-name="P9">Erwarteter Ergebnis: Der Transportsimulator muss ohne Inkonsistenz den alten Zustand regenerieren und nahtlos weiterarbeiten. Das bedeutet, das er noch offene Acknowlegde 2 Nachdichten zurück sendet muss.</text:p>
        </text:list-item>
        <text:list-item>
          <text:p text:style-name="P9">Ergebnis: Das Transportsimulator ladet den alten Zustand und kann weiterarbeiten. Die offene Acknowledge Nachrichten gehen verloren.</text:p>
        </text:list-item>
      </text:list>
      <text:list xml:id="list163057119212209" text:style-name="L1">
        <text:list-item>
          <text:p text:style-name="P8"><text:soft-page-break/>Verbindung kann nicht hergestellt werden</text:p>
        </text:list-item>
      </text:list>
      <text:list xml:id="list163056446826716" text:style-name="L2">
        <text:list-item>
          <text:p text:style-name="P9">Testfall: <text:s/>Transportsimulator wird verbunden zu Controller ohne erreichbaren Controller.</text:p>
        </text:list-item>
        <text:list-item>
          <text:p text:style-name="P9">Erwarteter Ergebnis: Der Verbindungsaufbau wird solange wiederholt, bis dieser Erfolgreich war.</text:p>
        </text:list-item>
        <text:list-item>
          <text:p text:style-name="P9">Ergebnis: Der Verbindungsaufbau wird solange wiederholt, bis dieser Erfolgreich ist.</text:p>
        </text:list-item>
      </text:list>
      <text:list xml:id="list163057419093301" text:style-name="L1">
        <text:list-item>
          <text:p text:style-name="P8">Nachrichtenerhalt für einen korrekten Command</text:p>
        </text:list-item>
      </text:list>
      <text:list xml:id="list163058036826286" text:style-name="L2">
        <text:list-item>
          <text:p text:style-name="P9">Testfall: Fehlerfreien Auftrag an den Transportsimulator senden.</text:p>
        </text:list-item>
        <text:list-item>
          <text:p text:style-name="P9">Erwarteter Ergebnis: Unmittelbar nach dem Senden muss ein ACK1 und nach dem abarbeiten der Nachricht das ACK2 vom Controller empfangen werden.</text:p>
        </text:list-item>
        <text:list-item>
          <text:p text:style-name="P9">Ergebnis: Nach dem erhalt der Nachricht wird ein ACK1 versendet und nach dem abarbeiten der Nachricht das ACK2.</text:p>
        </text:list-item>
      </text:list>
      <text:list xml:id="list163057822155674" text:style-name="L1">
        <text:list-item>
          <text:p text:style-name="P8">Nachrichtenerhalt für einen fehlerhalten Auftrag</text:p>
        </text:list-item>
      </text:list>
      <text:list xml:id="list163056820668581" text:style-name="L2">
        <text:list-item>
          <text:p text:style-name="P9">Testfall: Ungültige Nachricht an den Transportsimulator senden.</text:p>
        </text:list-item>
        <text:list-item>
          <text:p text:style-name="P9">Erwarteter Ergebnis: Transportsimulator sendet „Command not Understood“ an Controller.</text:p>
        </text:list-item>
        <text:list-item>
          <text:p text:style-name="P9">Ergebnis: <text:s/>Bei korrekten Aufbau der Nachricht mit ungültigen Paramatern, sendet Transportsimulator sendet „Command not Understood“ an Controller. Bei falschen Aufbau der Nachricht wird dieser Nachricht ignoriert von Transportsimulator.</text:p>
        </text:list-item>
      </text:list>
      <text:list xml:id="list163057990105124" text:style-name="L1">
        <text:list-item>
          <text:p text:style-name="P8">Parallele Befehle</text:p>
        </text:list-item>
      </text:list>
      <text:list xml:id="list163057516983828" text:style-name="L2">
        <text:list-item>
          <text:p text:style-name="P9">Testfall: Adapter schickt mehrere gültige Befehle an Transportsimulator</text:p>
        </text:list-item>
        <text:list-item>
          <text:p text:style-name="P9">Erwarteter Ergebnis: Transportsimulator kann mehrere Befehle erhalten ohne dass erstes erhaltenes Befehl komplett abgearbeitet zu müssen.</text:p>
        </text:list-item>
        <text:list-item>
          <text:p text:style-name="P9">Ergebnis: Transportsimulator kann mehrere Befehle erhalten und wartet nicht auf die Abarbeitung der Befehle</text:p>
        </text:list-item>
      </text:list>
      <text:list xml:id="list163056762649034" text:style-name="L1">
        <text:list-item>
          <text:p text:style-name="P8">Verbindungszustand</text:p>
        </text:list-item>
      </text:list>
      <text:list xml:id="list163057316862197" text:style-name="L2">
        <text:list-item>
          <text:p text:style-name="P9"><text:soft-page-break/>Testfall: Transportsimulator verbinden zum Adapter und dann Adapter herunterfahren.</text:p>
        </text:list-item>
        <text:list-item>
          <text:p text:style-name="P9">Erwarteter Ergebnis: Transportsimulator setzt Verbindungsstatus auf true nach einer erfolgreichen Verbindung. Nach dem Adapter heruntergefahren wird muss Transportsimulator erkennen das keine Verbindung zum Adapter besteht und den Verbindungsstatus auf false setzen. </text:p>
        </text:list-item>
        <text:list-item>
          <text:p text:style-name="P9">Ergebnis: Transportsimulator setzt den Verbindungsstatus richtig in beiden Situation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FDZ" style:family="paragraph" style:parent-style-name="Standard">
      <style:paragraph-properties fo:hyphenation-ladder-count="no-limit"/>
      <style:text-properties style:font-name="Liberation Sans" fo:font-family="'Liberation Sans'" style:font-family-generic="swiss" style:font-pitch="variable"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Kommentartext" style:family="paragraph" style:parent-style-name="Standard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/>
    </style:style>
    <style:style style:name="Sprechblasentext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otnote_20_Symbol" style:display-name="Footnote Symbol" style:family="text" style:parent-style-name="Absatz-Standardschriftar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Kommentartext_20_Zchn" style:display-name="Kommentartext Zchn" style:family="text" style:parent-style-name="Absatz-Standardschriftar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7.013cm" fo:margin-left="0.011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8.52cm"/>
    </style:style>
    <style:style style:name="Tabelle1.A1" style:family="table-cell">
      <style:table-cell-properties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B1" style:family="table-cell">
      <style:table-cell-properties fo:background-color="#ffffff" fo:padding="0.097cm" fo:border="1pt solid #000000" style:writing-mode="lr-tb">
        <style:background-image/>
      </style:table-cell-properties>
    </style:style>
    <style:style style:name="Tabelle1.A2" style:family="table-cell">
      <style:table-cell-properties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elle1.B2" style:family="table-cell">
      <style:table-cell-properties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e2" style:family="table">
      <style:table-properties style:width="17cm" fo:margin-left="0cm" table:align="left"/>
    </style:style>
    <style:style style:name="Tabelle2.A" style:family="table-column">
      <style:table-column-properties style:column-width="8.5cm"/>
    </style:style>
    <style:style style:name="Tabelle2.A1" style:family="table-cell">
      <style:table-cell-properties fo:padding="0.097cm" fo:border="none" style:writing-mode="lr-tb"/>
    </style:style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Table_20_Contents">
      <style:paragraph-properties fo:text-align="justify" style:justify-single-word="false"/>
      <style:text-properties fo:color="#000000" style:font-name="Liberation Sans" fo:font-size="10pt" style:font-size-asian="10pt" style:font-size-complex="10pt"/>
    </style:style>
    <style:style style:name="MP3" style:family="paragraph" style:parent-style-name="Table_20_Contents">
      <style:paragraph-properties fo:text-align="justify" style:justify-single-word="false"/>
    </style:style>
    <style:style style:name="MP4" style:family="paragraph" style:parent-style-name="Table_20_Contents">
      <style:paragraph-properties fo:text-align="justify" style:justify-single-word="false"/>
      <style:text-properties fo:color="#000000" style:font-name="Liberation Sans" fo:font-size="10pt" officeooo:rsid="00025b06" officeooo:paragraph-rsid="00025b06" style:font-size-asian="10pt" style:font-size-complex="10pt"/>
    </style:style>
    <style:style style:name="MP5" style:family="paragraph" style:parent-style-name="Header">
      <style:paragraph-properties fo:text-align="justify" style:justify-single-word="false"/>
    </style:style>
    <style:style style:name="MP6" style:family="paragraph" style:parent-style-name="Table_20_Contents">
      <style:text-properties fo:color="#000000" style:font-name="Liberation Sans" fo:font-size="10pt" officeooo:rsid="00015799" officeooo:paragraph-rsid="00015799" style:font-size-asian="10pt" style:font-size-complex="10pt"/>
    </style:style>
    <style:style style:name="MP7" style:family="paragraph" style:parent-style-name="Table_20_Contents">
      <style:paragraph-properties fo:text-align="end" style:justify-single-word="false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Liberation Sans" fo:font-size="10pt" style:font-size-asian="10pt" style:font-size-complex="10pt"/>
    </style:style>
    <style:style style:name="MT2" style:family="text">
      <style:text-properties officeooo:rsid="0003e993"/>
    </style:style>
    <style:style style:name="MT3" style:family="text">
      <style:text-properties fo:color="#000000" style:font-name="Liberation Sans" fo:font-size="10pt" fo:background-color="#ffffff" loext:char-shading-value="0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01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MP1"/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Simulation FDZ</text:p>
            </table:table-cell>
            <table:table-cell table:style-name="Tabelle1.B1" office:value-type="string">
              <text:p text:style-name="MP3"><draw:frame draw:style-name="Mfr1" draw:name="Bild1" text:anchor-type="paragraph" svg:x="4.579cm" svg:y="-2.286cm" svg:width="3.817cm" style:rel-width="scale" svg:height="1.771cm" style:rel-height="scale" draw:z-index="2"><draw:image xlink:href="Pictures/100002010000032000000173C89D22F91996B129.png" xlink:type="simple" xlink:show="embed" xlink:actuate="onLoad" loext:mime-type="image/png"/></draw:frame><text:span text:style-name="Absatz-Standardschriftart"><text:span text:style-name="MT1">Praktikum Software Entwicklung</text:span></text:span></text:p>
            </table:table-cell>
          </table:table-row>
          <table:table-row>
            <table:table-cell table:style-name="Tabelle1.A2" office:value-type="string">
              <text:p text:style-name="MP4">Netzwerk Test</text:p>
            </table:table-cell>
            <table:table-cell table:style-name="Tabelle1.B2" office:value-type="string">
              <text:p text:style-name="MP2">30.0<text:span text:style-name="MT2">6</text:span>.2018</text:p>
            </table:table-cell>
          </table:table-row>
        </table:table>
        <text:p text:style-name="MP5"/>
      </style:header>
      <style:footer>
        <table:table table:name="Tabelle2" table:style-name="Tabelle2">
          <table:table-column table:style-name="Tabelle2.A" table:number-columns-repeated="2"/>
          <table:table-row>
            <table:table-cell table:style-name="Tabelle2.A1" office:value-type="string">
              <text:p text:style-name="MP6">Dennis Brysiuk</text:p>
            </table:table-cell>
            <table:table-cell table:style-name="Tabelle2.A1" office:value-type="string">
              <text:p text:style-name="MP7"><text:span text:style-name="Absatz-Standardschriftart"><text:span text:style-name="MT3"><text:page-number text:select-page="current">3</text:page-number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creator>Noah Lehmann</dc:creator>
    <meta:creation-date>2018-03-26T12:11:00Z</meta:creation-date>
    <dc:date>2018-07-02T16:33:45.673994263</dc:date>
    <meta:editing-cycles>33</meta:editing-cycles>
    <meta:editing-duration>PT1M4S</meta:editing-duration>
    <meta:document-statistic meta:table-count="2" meta:image-count="1" meta:object-count="0" meta:page-count="3" meta:paragraph-count="40" meta:word-count="432" meta:character-count="3390" meta:non-whitespace-character-count="3026"/>
    <meta:template xlink:type="simple" xlink:actuate="onRequest" xlink:title="" xlink:href="Normal"/>
  </office:meta>
</office:document-meta>
</file>